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2.78mm"/>
    </style:style>
    <style:style style:name="co2" style:family="table-column">
      <style:table-column-properties fo:break-before="auto" style:column-width="36.02mm"/>
    </style:style>
    <style:style style:name="co3" style:family="table-column">
      <style:table-column-properties fo:break-before="auto" style:column-width="29.99mm"/>
    </style:style>
    <style:style style:name="co4" style:family="table-column">
      <style:table-column-properties fo:break-before="auto" style:column-width="21.0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7.41mm" fo:break-before="auto" style:use-optimal-row-height="true"/>
    </style:style>
    <style:style style:name="ro3" style:family="table-row">
      <style:table-row-properties style:row-height="4.87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PageStyle_5f_multiplicaçãoMatrize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0cec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" style:family="text">
      <style:text-properties style:font-name="Calibri" style:font-style-complex="normal" style:font-style-asian="normal" style:font-weight-complex="bold" style:font-weight-asian="bold" style:font-size-complex="16pt" style:font-size-asian="16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6pt" fo:text-shadow="none"/>
    </style:style>
    <style:style style:name="T2" style:family="text">
      <style:text-properties style:font-name="Calibri" style:font-style-complex="normal" style:font-style-asian="normal" style:font-size-complex="16pt" style:font-size-asian="16pt" style:font-name-complex="Calibri" fo:color="#000000" style:text-position="0% 100%" style:text-outline="false" fo:font-style="normal" style:text-line-through-type="none" style:text-underline-style="none" style:text-underline-color="font-color" fo:font-size="16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512-schedule(static)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number-columns-repeated="1019" table:default-cell-style-name="ce3"/>
        <table:table-row table:style-name="ro1">
          <table:table-cell table:style-name="ce1" office:value-type="string" calcext:value-type="string">
            <text:p><text:span text:style-name="T1">T(1) </text:span><text:span text:style-name="T2">= Tempo de execução em serial</text:span></text:p>
          </table:table-cell>
          <table:table-cell table:style-name="ce4" office:value-type="float" office:value="0.3563" calcext:value-type="float">
            <text:p>0,3563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7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N º CPU'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pan text:style-name="T1">T(p) </text:span><text:span text:style-name="T2">= Tempo de execução em paralelo</text:span></text:p>
          </table:table-cell>
          <table:table-cell table:style-name="ce4" office:value-type="float" office:value="0.2146" calcext:value-type="float">
            <text:p>0,2146</text:p>
          </table:table-cell>
          <table:table-cell table:style-name="ce4" office:value-type="float" office:value="0.2133" calcext:value-type="float">
            <text:p>0,2133</text:p>
          </table:table-cell>
          <table:table-cell table:style-name="ce4" office:value-type="float" office:value="0.2538" calcext:value-type="float">
            <text:p>0,2538</text:p>
          </table:table-cell>
          <table:table-cell table:style-name="ce4" office:value-type="float" office:value="0.2369" calcext:value-type="float">
            <text:p>0,236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pan text:style-name="T1">S(p) </text:span><text:span text:style-name="T2">= Speed Up </text:span></text:p>
          </table:table-cell>
          <table:table-cell table:style-name="ce4" table:formula="of:=[.$B$1]/[.B4]" office:value-type="float" office:value="1.66029822926375" calcext:value-type="float">
            <text:p>1,66029822926375</text:p>
          </table:table-cell>
          <table:table-cell table:style-name="ce4" table:formula="of:=[.$B$1]/[.C4]" office:value-type="float" office:value="1.67041725269573" calcext:value-type="float">
            <text:p>1,67041725269573</text:p>
          </table:table-cell>
          <table:table-cell table:style-name="ce4" table:formula="of:=[.$B$1]/[.D4]" office:value-type="float" office:value="1.40386130811663" calcext:value-type="float">
            <text:p>1,40386130811663</text:p>
          </table:table-cell>
          <table:table-cell table:style-name="ce4" table:formula="of:=[.$B$1]/[.E4]" office:value-type="float" office:value="1.5040101308569" calcext:value-type="float">
            <text:p>1,5040101308569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<text:span text:style-name="T1">E(p) </text:span><text:span text:style-name="T2">= Eficiência</text:span></text:p>
          </table:table-cell>
          <table:table-cell table:style-name="ce4" table:formula="of:=[.B5]/[.B3]" office:value-type="float" office:value="0.830149114631873" calcext:value-type="float">
            <text:p>0,830149114631873</text:p>
          </table:table-cell>
          <table:table-cell table:style-name="ce4" table:formula="of:=[.C5]/[.C3]" office:value-type="float" office:value="0.417604313173933" calcext:value-type="float">
            <text:p>0,417604313173933</text:p>
          </table:table-cell>
          <table:table-cell table:style-name="ce4" table:formula="of:=[.D5]/[.D3]" office:value-type="float" office:value="0.175482663514578" calcext:value-type="float">
            <text:p>0,175482663514578</text:p>
          </table:table-cell>
          <table:table-cell table:style-name="ce4" table:formula="of:=[.E5]/[.E3]" office:value-type="float" office:value="0.0940006331785563" calcext:value-type="float">
            <text:p>0,094000633178556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 table:number-columns-spanned="1" table:number-rows-spanned="3">
            <text:p>Processador Intel® Core™ i5-7200U </text:p>
            <text:p>Nº CPU = 2 </text:p>
            <text:p>Nº Threads = 4</text:p>
          </table:table-cell>
          <table:table-cell table:style-name="ce10" office:value-type="string" calcext:value-type="string" table:number-columns-spanned="1" table:number-rows-spanned="3">
            <text:p>SO</text:p>
            <text:p>UBUNTU 18.04</text:p>
          </table:table-cell>
          <table:table-cell table:number-columns-repeated="1022"/>
        </table:table-row>
        <table:table-row table:style-name="ro4">
          <table:covered-table-cell table:style-name="ce6" office:value-type="string" calcext:value-type="string">
            <text:p>Nº CPU = 2 </text:p>
          </table:covered-table-cell>
          <table:covered-table-cell table:style-name="ce10" office:value-type="string" calcext:value-type="string">
            <text:p>UBUNTU 18.04</text:p>
          </table:covered-table-cell>
          <table:table-cell table:number-columns-repeated="1022"/>
        </table:table-row>
        <table:table-row table:style-name="ro4">
          <table:covered-table-cell table:style-name="ce6" office:value-type="string" calcext:value-type="string">
            <text:p>Nº Threads = 4</text:p>
          </table:covered-table-cell>
          <table:covered-table-cell table:style-name="ce10"/>
          <table:table-cell table:number-columns-repeated="1022"/>
        </table:table-row>
        <table:table-row table:style-name="ro1">
          <table:table-cell table:style-name="ce1" office:value-type="string" calcext:value-type="string">
            <text:p>Quantidade de vértices</text:p>
          </table:table-cell>
          <table:table-cell table:style-name="ce5" office:value-type="float" office:value="512" calcext:value-type="float">
            <text:p>512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ntidade de arestas</text:p>
          </table:table-cell>
          <table:table-cell table:style-name="ce5" table:formula="of:=[.B10]*2" office:value-type="float" office:value="1024" calcext:value-type="float">
            <text:p>1.024,00</text:p>
          </table:table-cell>
          <table:table-cell table:number-columns-repeated="1022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1024-schedule(static)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number-columns-repeated="1019" table:default-cell-style-name="ce3"/>
        <table:table-row table:style-name="ro1">
          <table:table-cell table:style-name="ce1" office:value-type="string" calcext:value-type="string">
            <text:p><text:span text:style-name="T1">T(1) </text:span><text:span text:style-name="T2">= Tempo de execução em serial</text:span></text:p>
          </table:table-cell>
          <table:table-cell table:style-name="ce4" office:value-type="float" office:value="2.6995" calcext:value-type="float">
            <text:p>2,6995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7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N º CPU'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pan text:style-name="T1">T(p) </text:span><text:span text:style-name="T2">= Tempo de execução em paralelo</text:span></text:p>
          </table:table-cell>
          <table:table-cell table:style-name="ce4" office:value-type="float" office:value="1.077" calcext:value-type="float">
            <text:p>1,077</text:p>
          </table:table-cell>
          <table:table-cell table:style-name="ce4" office:value-type="float" office:value="1.0552" calcext:value-type="float">
            <text:p>1,0552</text:p>
          </table:table-cell>
          <table:table-cell table:style-name="ce4" office:value-type="float" office:value="1.1016" calcext:value-type="float">
            <text:p>1,1016</text:p>
          </table:table-cell>
          <table:table-cell table:style-name="ce4" office:value-type="float" office:value="1.0609" calcext:value-type="float">
            <text:p>1,060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pan text:style-name="T1">S(p) </text:span><text:span text:style-name="T2">= Speed Up </text:span></text:p>
          </table:table-cell>
          <table:table-cell table:style-name="ce4" table:formula="of:=[.$B$1]/[.B4]" office:value-type="float" office:value="2.50649953574745" calcext:value-type="float">
            <text:p>2,50649953574745</text:p>
          </table:table-cell>
          <table:table-cell table:style-name="ce4" table:formula="of:=[.$B$1]/[.C4]" office:value-type="float" office:value="2.55828278999242" calcext:value-type="float">
            <text:p>2,55828278999242</text:p>
          </table:table-cell>
          <table:table-cell table:style-name="ce4" table:formula="of:=[.$B$1]/[.D4]" office:value-type="float" office:value="2.45052650689906" calcext:value-type="float">
            <text:p>2,45052650689906</text:p>
          </table:table-cell>
          <table:table-cell table:style-name="ce4" table:formula="of:=[.$B$1]/[.E4]" office:value-type="float" office:value="2.54453765670657" calcext:value-type="float">
            <text:p>2,54453765670657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<text:span text:style-name="T1">E(p) </text:span><text:span text:style-name="T2">= Eficiência</text:span></text:p>
          </table:table-cell>
          <table:table-cell table:style-name="ce4" table:formula="of:=[.B5]/[.B3]" office:value-type="float" office:value="1.25324976787372" calcext:value-type="float">
            <text:p>1,25324976787372</text:p>
          </table:table-cell>
          <table:table-cell table:style-name="ce4" table:formula="of:=[.C5]/[.C3]" office:value-type="float" office:value="0.639570697498105" calcext:value-type="float">
            <text:p>0,639570697498105</text:p>
          </table:table-cell>
          <table:table-cell table:style-name="ce4" table:formula="of:=[.D5]/[.D3]" office:value-type="float" office:value="0.306315813362382" calcext:value-type="float">
            <text:p>0,306315813362382</text:p>
          </table:table-cell>
          <table:table-cell table:style-name="ce4" table:formula="of:=[.E5]/[.E3]" office:value-type="float" office:value="0.159033603544161" calcext:value-type="float">
            <text:p>0,159033603544161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 table:number-columns-spanned="1" table:number-rows-spanned="3">
            <text:p>Processador Intel® Core™ i5-7200U </text:p>
            <text:p>Nº CPU = 2 </text:p>
            <text:p>Nº Threads = 4</text:p>
          </table:table-cell>
          <table:table-cell table:style-name="ce10" office:value-type="string" calcext:value-type="string" table:number-columns-spanned="1" table:number-rows-spanned="3">
            <text:p>SO</text:p>
            <text:p>UBUNTU 18.04</text:p>
          </table:table-cell>
          <table:table-cell table:number-columns-repeated="1022"/>
        </table:table-row>
        <table:table-row table:style-name="ro4">
          <table:covered-table-cell table:style-name="ce6" office:value-type="string" calcext:value-type="string">
            <text:p>Nº CPU = 2 </text:p>
          </table:covered-table-cell>
          <table:covered-table-cell table:style-name="ce10" office:value-type="string" calcext:value-type="string">
            <text:p>UBUNTU 18.04</text:p>
          </table:covered-table-cell>
          <table:table-cell table:number-columns-repeated="1022"/>
        </table:table-row>
        <table:table-row table:style-name="ro4">
          <table:covered-table-cell table:style-name="ce6" office:value-type="string" calcext:value-type="string">
            <text:p>Nº Threads = 4</text:p>
          </table:covered-table-cell>
          <table:covered-table-cell table:style-name="ce10"/>
          <table:table-cell table:number-columns-repeated="1022"/>
        </table:table-row>
        <table:table-row table:style-name="ro1">
          <table:table-cell table:style-name="ce1" office:value-type="string" calcext:value-type="string">
            <text:p>Quantidade de vértices</text:p>
          </table:table-cell>
          <table:table-cell table:style-name="ce5" office:value-type="float" office:value="1024" calcext:value-type="float">
            <text:p>1.024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ntidade de arestas</text:p>
          </table:table-cell>
          <table:table-cell table:style-name="ce5" table:formula="of:=[.B10]*2" office:value-type="float" office:value="2048" calcext:value-type="float">
            <text:p>2.048,00</text:p>
          </table:table-cell>
          <table:table-cell table:number-columns-repeated="1022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2048-schedule(static)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number-columns-repeated="1019" table:default-cell-style-name="ce3"/>
        <table:table-row table:style-name="ro1">
          <table:table-cell table:style-name="ce1" office:value-type="string" calcext:value-type="string">
            <text:p><text:span text:style-name="T1">T(1) </text:span><text:span text:style-name="T2">= Tempo de execução em serial</text:span></text:p>
          </table:table-cell>
          <table:table-cell table:style-name="ce4" office:value-type="float" office:value="20.3243" calcext:value-type="float">
            <text:p>20,3243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7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N º CPU'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pan text:style-name="T1">T(p) </text:span><text:span text:style-name="T2">= Tempo de execução em paralelo</text:span></text:p>
          </table:table-cell>
          <table:table-cell table:style-name="ce4" office:value-type="float" office:value="10.4762" calcext:value-type="float">
            <text:p>10,4762</text:p>
          </table:table-cell>
          <table:table-cell table:style-name="ce4" office:value-type="float" office:value="6.7143" calcext:value-type="float">
            <text:p>6,7143</text:p>
          </table:table-cell>
          <table:table-cell table:style-name="ce4" office:value-type="float" office:value="6.8007" calcext:value-type="float">
            <text:p>6,8007</text:p>
          </table:table-cell>
          <table:table-cell table:style-name="ce4" office:value-type="float" office:value="7.0239" calcext:value-type="float">
            <text:p>7,023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pan text:style-name="T1">S(p) </text:span><text:span text:style-name="T2">= Speed Up </text:span></text:p>
          </table:table-cell>
          <table:table-cell table:style-name="ce4" table:formula="of:=[.$B$1]/[.B4]" office:value-type="float" office:value="1.9400450545045" calcext:value-type="float">
            <text:p>1,9400450545045</text:p>
          </table:table-cell>
          <table:table-cell table:style-name="ce4" table:formula="of:=[.$B$1]/[.C4]" office:value-type="float" office:value="3.02701696379369" calcext:value-type="float">
            <text:p>3,02701696379369</text:p>
          </table:table-cell>
          <table:table-cell table:style-name="ce4" table:formula="of:=[.$B$1]/[.D4]" office:value-type="float" office:value="2.98856000117635" calcext:value-type="float">
            <text:p>2,98856000117635</text:p>
          </table:table-cell>
          <table:table-cell table:style-name="ce4" table:formula="of:=[.$B$1]/[.E4]" office:value-type="float" office:value="2.89359187915545" calcext:value-type="float">
            <text:p>2,89359187915545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<text:span text:style-name="T1">E(p) </text:span><text:span text:style-name="T2">= Eficiência</text:span></text:p>
          </table:table-cell>
          <table:table-cell table:style-name="ce4" table:formula="of:=[.B5]/[.B3]" office:value-type="float" office:value="0.970022527252248" calcext:value-type="float">
            <text:p>0,970022527252248</text:p>
          </table:table-cell>
          <table:table-cell table:style-name="ce4" table:formula="of:=[.C5]/[.C3]" office:value-type="float" office:value="0.756754240948424" calcext:value-type="float">
            <text:p>0,756754240948424</text:p>
          </table:table-cell>
          <table:table-cell table:style-name="ce4" table:formula="of:=[.D5]/[.D3]" office:value-type="float" office:value="0.373570000147044" calcext:value-type="float">
            <text:p>0,373570000147044</text:p>
          </table:table-cell>
          <table:table-cell table:style-name="ce4" table:formula="of:=[.E5]/[.E3]" office:value-type="float" office:value="0.180849492447216" calcext:value-type="float">
            <text:p>0,180849492447216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 table:number-columns-spanned="1" table:number-rows-spanned="3">
            <text:p>Processador Intel® Core™ i5-7200U </text:p>
            <text:p>Nº CPU = 2 </text:p>
            <text:p>Nº Threads = 4</text:p>
          </table:table-cell>
          <table:table-cell table:style-name="ce10" office:value-type="string" calcext:value-type="string" table:number-columns-spanned="1" table:number-rows-spanned="3">
            <text:p>SO</text:p>
            <text:p>UBUNTU 18.04</text:p>
          </table:table-cell>
          <table:table-cell table:number-columns-repeated="1022"/>
        </table:table-row>
        <table:table-row table:style-name="ro4">
          <table:covered-table-cell table:style-name="ce6" office:value-type="string" calcext:value-type="string">
            <text:p>Nº CPU = 2 </text:p>
          </table:covered-table-cell>
          <table:covered-table-cell table:style-name="ce10" office:value-type="string" calcext:value-type="string">
            <text:p>UBUNTU 18.04</text:p>
          </table:covered-table-cell>
          <table:table-cell table:number-columns-repeated="1022"/>
        </table:table-row>
        <table:table-row table:style-name="ro4">
          <table:covered-table-cell table:style-name="ce6" office:value-type="string" calcext:value-type="string">
            <text:p>Nº Threads = 4</text:p>
          </table:covered-table-cell>
          <table:covered-table-cell table:style-name="ce10"/>
          <table:table-cell table:number-columns-repeated="1022"/>
        </table:table-row>
        <table:table-row table:style-name="ro1">
          <table:table-cell table:style-name="ce1" office:value-type="string" calcext:value-type="string">
            <text:p>Quantidade de vértices</text:p>
          </table:table-cell>
          <table:table-cell table:style-name="ce5" office:value-type="float" office:value="2048" calcext:value-type="float">
            <text:p>2.048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ntidade de arestas</text:p>
          </table:table-cell>
          <table:table-cell table:style-name="ce5" table:formula="of:=[.B10]*2" office:value-type="float" office:value="4096" calcext:value-type="float">
            <text:p>4.096,00</text:p>
          </table:table-cell>
          <table:table-cell table:number-columns-repeated="1022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512-schedule(dynamic)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number-columns-repeated="1019" table:default-cell-style-name="ce3"/>
        <table:table-row table:style-name="ro1">
          <table:table-cell table:style-name="ce1" office:value-type="string" calcext:value-type="string">
            <text:p><text:span text:style-name="T1">T(1) </text:span><text:span text:style-name="T2">= Tempo de execução em serial</text:span></text:p>
          </table:table-cell>
          <table:table-cell table:style-name="ce4" office:value-type="float" office:value="0.3275" calcext:value-type="float">
            <text:p>0,3275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7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N º CPU'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pan text:style-name="T1">T(p) </text:span><text:span text:style-name="T2">= Tempo de execução em paralelo</text:span></text:p>
          </table:table-cell>
          <table:table-cell table:style-name="ce4" office:value-type="float" office:value="0.2281" calcext:value-type="float">
            <text:p>0,2281</text:p>
          </table:table-cell>
          <table:table-cell table:style-name="ce4" office:value-type="float" office:value="0.1782" calcext:value-type="float">
            <text:p>0,1782</text:p>
          </table:table-cell>
          <table:table-cell table:style-name="ce4" office:value-type="float" office:value="0.2356" calcext:value-type="float">
            <text:p>0,2356</text:p>
          </table:table-cell>
          <table:table-cell table:style-name="ce4" office:value-type="float" office:value="0.2301" calcext:value-type="float">
            <text:p>0,2301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<text:span text:style-name="T1">S(p) </text:span><text:span text:style-name="T2">= Speed Up </text:span></text:p>
          </table:table-cell>
          <table:table-cell table:style-name="ce4" table:formula="of:=[.$B$1]/[.B4]" office:value-type="float" office:value="1.43577378342832" calcext:value-type="float">
            <text:p>1,43577378342832</text:p>
          </table:table-cell>
          <table:table-cell table:style-name="ce4" table:formula="of:=[.$B$1]/[.C4]" office:value-type="float" office:value="1.837822671156" calcext:value-type="float">
            <text:p>1,837822671156</text:p>
          </table:table-cell>
          <table:table-cell table:style-name="ce4" table:formula="of:=[.$B$1]/[.D4]" office:value-type="float" office:value="1.39006791171477" calcext:value-type="float">
            <text:p>1,39006791171477</text:p>
          </table:table-cell>
          <table:table-cell table:style-name="ce4" table:formula="of:=[.$B$1]/[.E4]" office:value-type="float" office:value="1.42329421990439" calcext:value-type="float">
            <text:p>1,42329421990439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<text:span text:style-name="T1">E(p) </text:span><text:span text:style-name="T2">= Eficiência</text:span></text:p>
          </table:table-cell>
          <table:table-cell table:style-name="ce4" table:formula="of:=[.B5]/[.B3]" office:value-type="float" office:value="0.717886891714161" calcext:value-type="float">
            <text:p>0,717886891714161</text:p>
          </table:table-cell>
          <table:table-cell table:style-name="ce4" table:formula="of:=[.C5]/[.C3]" office:value-type="float" office:value="0.459455667789001" calcext:value-type="float">
            <text:p>0,459455667789001</text:p>
          </table:table-cell>
          <table:table-cell table:style-name="ce4" table:formula="of:=[.D5]/[.D3]" office:value-type="float" office:value="0.173758488964346" calcext:value-type="float">
            <text:p>0,173758488964346</text:p>
          </table:table-cell>
          <table:table-cell table:style-name="ce4" table:formula="of:=[.E5]/[.E3]" office:value-type="float" office:value="0.0889558887440243" calcext:value-type="float">
            <text:p>0,088955888744024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 table:number-columns-spanned="1" table:number-rows-spanned="3">
            <text:p>Processador Intel® Core™ i5-7200U </text:p>
            <text:p>Nº CPU = 2 </text:p>
            <text:p>Nº Threads = 4</text:p>
          </table:table-cell>
          <table:table-cell table:style-name="ce10" office:value-type="string" calcext:value-type="string" table:number-columns-spanned="1" table:number-rows-spanned="3">
            <text:p>SO</text:p>
            <text:p>UBUNTU 18.04</text:p>
          </table:table-cell>
          <table:table-cell table:number-columns-repeated="1022"/>
        </table:table-row>
        <table:table-row table:style-name="ro4">
          <table:covered-table-cell table:style-name="ce6" office:value-type="string" calcext:value-type="string">
            <text:p>Nº CPU = 2 </text:p>
          </table:covered-table-cell>
          <table:covered-table-cell table:style-name="ce10" office:value-type="string" calcext:value-type="string">
            <text:p>UBUNTU 18.04</text:p>
          </table:covered-table-cell>
          <table:table-cell table:number-columns-repeated="1022"/>
        </table:table-row>
        <table:table-row table:style-name="ro4">
          <table:covered-table-cell table:style-name="ce6" office:value-type="string" calcext:value-type="string">
            <text:p>Nº Threads = 4</text:p>
          </table:covered-table-cell>
          <table:covered-table-cell table:style-name="ce10"/>
          <table:table-cell table:number-columns-repeated="1022"/>
        </table:table-row>
        <table:table-row table:style-name="ro1">
          <table:table-cell table:style-name="ce1" office:value-type="string" calcext:value-type="string">
            <text:p>Quantidade de vértices</text:p>
          </table:table-cell>
          <table:table-cell table:style-name="ce5" office:value-type="float" office:value="512" calcext:value-type="float">
            <text:p>512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ntidade de arestas</text:p>
          </table:table-cell>
          <table:table-cell table:style-name="ce5" table:formula="of:=[.B10]*2" office:value-type="float" office:value="1024" calcext:value-type="float">
            <text:p>1.024,00</text:p>
          </table:table-cell>
          <table:table-cell table:number-columns-repeated="1022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1024-schedule(dynamic)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number-columns-repeated="1019" table:default-cell-style-name="ce3"/>
        <table:table-row table:style-name="ro1">
          <table:table-cell table:style-name="ce1" office:value-type="string" calcext:value-type="string">
            <text:p><text:span text:style-name="T1">T(1) </text:span><text:span text:style-name="T2">= Tempo de execução em serial</text:span></text:p>
          </table:table-cell>
          <table:table-cell table:style-name="ce4" office:value-type="float" office:value="2.7059" calcext:value-type="float">
            <text:p>2,7059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7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N º CPU'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pan text:style-name="T1">T(p) </text:span><text:span text:style-name="T2">= Tempo de execução em paralelo</text:span></text:p>
          </table:table-cell>
          <table:table-cell table:style-name="ce4" office:value-type="float" office:value="0.9827" calcext:value-type="float">
            <text:p>0,9827</text:p>
          </table:table-cell>
          <table:table-cell table:style-name="ce4" office:value-type="float" office:value="0.8648" calcext:value-type="float">
            <text:p>0,8648</text:p>
          </table:table-cell>
          <table:table-cell table:style-name="ce4" office:value-type="float" office:value="0.8949" calcext:value-type="float">
            <text:p>0,8949</text:p>
          </table:table-cell>
          <table:table-cell table:style-name="ce4" office:value-type="float" office:value="1.1675" calcext:value-type="float">
            <text:p>1,167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pan text:style-name="T1">S(p) </text:span><text:span text:style-name="T2">= Speed Up </text:span></text:p>
          </table:table-cell>
          <table:table-cell table:style-name="ce4" table:formula="of:=[.$B$1]/[.B4]" office:value-type="float" office:value="2.75353617584207" calcext:value-type="float">
            <text:p>2,75353617584207</text:p>
          </table:table-cell>
          <table:table-cell table:style-name="ce4" table:formula="of:=[.$B$1]/[.C4]" office:value-type="float" office:value="3.12893154486586" calcext:value-type="float">
            <text:p>3,12893154486586</text:p>
          </table:table-cell>
          <table:table-cell table:style-name="ce4" table:formula="of:=[.$B$1]/[.D4]" office:value-type="float" office:value="3.02368979774276" calcext:value-type="float">
            <text:p>3,02368979774276</text:p>
          </table:table-cell>
          <table:table-cell table:style-name="ce4" table:formula="of:=[.$B$1]/[.E4]" office:value-type="float" office:value="2.31768736616702" calcext:value-type="float">
            <text:p>2,31768736616702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<text:span text:style-name="T1">E(p) </text:span><text:span text:style-name="T2">= Eficiência</text:span></text:p>
          </table:table-cell>
          <table:table-cell table:style-name="ce4" table:formula="of:=[.B5]/[.B3]" office:value-type="float" office:value="1.37676808792103" calcext:value-type="float">
            <text:p>1,37676808792103</text:p>
          </table:table-cell>
          <table:table-cell table:style-name="ce4" table:formula="of:=[.C5]/[.C3]" office:value-type="float" office:value="0.782232886216466" calcext:value-type="float">
            <text:p>0,782232886216466</text:p>
          </table:table-cell>
          <table:table-cell table:style-name="ce4" table:formula="of:=[.D5]/[.D3]" office:value-type="float" office:value="0.377961224717846" calcext:value-type="float">
            <text:p>0,377961224717846</text:p>
          </table:table-cell>
          <table:table-cell table:style-name="ce4" table:formula="of:=[.E5]/[.E3]" office:value-type="float" office:value="0.144855460385439" calcext:value-type="float">
            <text:p>0,144855460385439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 table:number-columns-spanned="1" table:number-rows-spanned="3">
            <text:p>Processador Intel® Core™ i5-7200U </text:p>
            <text:p>Nº CPU = 2 </text:p>
            <text:p>Nº Threads = 4</text:p>
          </table:table-cell>
          <table:table-cell table:style-name="ce10" office:value-type="string" calcext:value-type="string" table:number-columns-spanned="1" table:number-rows-spanned="3">
            <text:p>SO</text:p>
            <text:p>UBUNTU 18.04</text:p>
          </table:table-cell>
          <table:table-cell table:number-columns-repeated="1022"/>
        </table:table-row>
        <table:table-row table:style-name="ro4">
          <table:covered-table-cell table:style-name="ce6" office:value-type="string" calcext:value-type="string">
            <text:p>Nº CPU = 2 </text:p>
          </table:covered-table-cell>
          <table:covered-table-cell table:style-name="ce10" office:value-type="string" calcext:value-type="string">
            <text:p>UBUNTU 18.04</text:p>
          </table:covered-table-cell>
          <table:table-cell table:number-columns-repeated="1022"/>
        </table:table-row>
        <table:table-row table:style-name="ro4">
          <table:covered-table-cell table:style-name="ce6" office:value-type="string" calcext:value-type="string">
            <text:p>Nº Threads = 4</text:p>
          </table:covered-table-cell>
          <table:covered-table-cell table:style-name="ce10"/>
          <table:table-cell table:number-columns-repeated="1022"/>
        </table:table-row>
        <table:table-row table:style-name="ro1">
          <table:table-cell table:style-name="ce1" office:value-type="string" calcext:value-type="string">
            <text:p>Quantidade de vértices</text:p>
          </table:table-cell>
          <table:table-cell table:style-name="ce5" office:value-type="float" office:value="1024" calcext:value-type="float">
            <text:p>1.024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ntidade de arestas</text:p>
          </table:table-cell>
          <table:table-cell table:style-name="ce5" table:formula="of:=[.B10]*2" office:value-type="float" office:value="2048" calcext:value-type="float">
            <text:p>2.048,00</text:p>
          </table:table-cell>
          <table:table-cell table:number-columns-repeated="1022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2048-schedule(dynamic)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number-columns-repeated="1019" table:default-cell-style-name="ce3"/>
        <table:table-row table:style-name="ro1">
          <table:table-cell table:style-name="ce1" office:value-type="string" calcext:value-type="string">
            <text:p><text:span text:style-name="T1">T(1) </text:span><text:span text:style-name="T2">= Tempo de execução em serial</text:span></text:p>
          </table:table-cell>
          <table:table-cell table:style-name="ce4" office:value-type="float" office:value="20.3365" calcext:value-type="float">
            <text:p>20,3365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7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N º CPU'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pan text:style-name="T1">T(p) </text:span><text:span text:style-name="T2">= Tempo de execução em paralelo</text:span></text:p>
          </table:table-cell>
          <table:table-cell table:style-name="ce4" office:value-type="float" office:value="10.7416" calcext:value-type="float">
            <text:p>10,7416</text:p>
          </table:table-cell>
          <table:table-cell table:style-name="ce4" office:value-type="float" office:value="6.7754" calcext:value-type="float">
            <text:p>6,7754</text:p>
          </table:table-cell>
          <table:table-cell table:style-name="ce4" office:value-type="float" office:value="7.0439" calcext:value-type="float">
            <text:p>7,0439</text:p>
          </table:table-cell>
          <table:table-cell table:style-name="ce4" office:value-type="float" office:value="6.9732" calcext:value-type="float">
            <text:p>6,973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pan text:style-name="T1">S(p) </text:span><text:span text:style-name="T2">= Speed Up </text:span></text:p>
          </table:table-cell>
          <table:table-cell table:style-name="ce4" table:formula="of:=[.$B$1]/[.B4]" office:value-type="float" office:value="1.89324681611678" calcext:value-type="float">
            <text:p>1,89324681611678</text:p>
          </table:table-cell>
          <table:table-cell table:style-name="ce4" table:formula="of:=[.$B$1]/[.C4]" office:value-type="float" office:value="3.00152020544912" calcext:value-type="float">
            <text:p>3,00152020544912</text:p>
          </table:table-cell>
          <table:table-cell table:style-name="ce4" table:formula="of:=[.$B$1]/[.D4]" office:value-type="float" office:value="2.88710799415097" calcext:value-type="float">
            <text:p>2,88710799415097</text:p>
          </table:table-cell>
          <table:table-cell table:style-name="ce4" table:formula="of:=[.$B$1]/[.E4]" office:value-type="float" office:value="2.91637985429932" calcext:value-type="float">
            <text:p>2,91637985429932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<text:span text:style-name="T1">E(p) </text:span><text:span text:style-name="T2">= Eficiência</text:span></text:p>
          </table:table-cell>
          <table:table-cell table:style-name="ce4" table:formula="of:=[.B5]/[.B3]" office:value-type="float" office:value="0.94662340805839" calcext:value-type="float">
            <text:p>0,94662340805839</text:p>
          </table:table-cell>
          <table:table-cell table:style-name="ce4" table:formula="of:=[.C5]/[.C3]" office:value-type="float" office:value="0.750380051362281" calcext:value-type="float">
            <text:p>0,750380051362281</text:p>
          </table:table-cell>
          <table:table-cell table:style-name="ce4" table:formula="of:=[.D5]/[.D3]" office:value-type="float" office:value="0.360888499268871" calcext:value-type="float">
            <text:p>0,360888499268871</text:p>
          </table:table-cell>
          <table:table-cell table:style-name="ce4" table:formula="of:=[.E5]/[.E3]" office:value-type="float" office:value="0.182273740893707" calcext:value-type="float">
            <text:p>0,182273740893707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 table:number-columns-spanned="1" table:number-rows-spanned="3">
            <text:p>Processador Intel® Core™ i5-7200U </text:p>
            <text:p>Nº CPU = 2 </text:p>
            <text:p>Nº Threads = 4</text:p>
          </table:table-cell>
          <table:table-cell table:style-name="ce10" office:value-type="string" calcext:value-type="string" table:number-columns-spanned="1" table:number-rows-spanned="3">
            <text:p>SO</text:p>
            <text:p>UBUNTU 18.04</text:p>
          </table:table-cell>
          <table:table-cell table:number-columns-repeated="1022"/>
        </table:table-row>
        <table:table-row table:style-name="ro4">
          <table:covered-table-cell table:style-name="ce6" office:value-type="string" calcext:value-type="string">
            <text:p>Nº CPU = 2 </text:p>
          </table:covered-table-cell>
          <table:covered-table-cell table:style-name="ce10" office:value-type="string" calcext:value-type="string">
            <text:p>UBUNTU 18.04</text:p>
          </table:covered-table-cell>
          <table:table-cell table:number-columns-repeated="1022"/>
        </table:table-row>
        <table:table-row table:style-name="ro4">
          <table:covered-table-cell table:style-name="ce6" office:value-type="string" calcext:value-type="string">
            <text:p>Nº Threads = 4</text:p>
          </table:covered-table-cell>
          <table:covered-table-cell table:style-name="ce10"/>
          <table:table-cell table:number-columns-repeated="1022"/>
        </table:table-row>
        <table:table-row table:style-name="ro1">
          <table:table-cell table:style-name="ce1" office:value-type="string" calcext:value-type="string">
            <text:p>Quantidade de vértices</text:p>
          </table:table-cell>
          <table:table-cell table:style-name="ce5" office:value-type="float" office:value="2048" calcext:value-type="float">
            <text:p>2.048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ntidade de arestas</text:p>
          </table:table-cell>
          <table:table-cell table:style-name="ce5" table:formula="of:=[.B10]*2" office:value-type="float" office:value="4096" calcext:value-type="float">
            <text:p>4.096,00</text:p>
          </table:table-cell>
          <table:table-cell table:number-columns-repeated="1022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512-schedule(guided)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number-columns-repeated="1019" table:default-cell-style-name="ce3"/>
        <table:table-row table:style-name="ro1">
          <table:table-cell table:style-name="ce1" office:value-type="string" calcext:value-type="string">
            <text:p><text:span text:style-name="T1">T(1) </text:span><text:span text:style-name="T2">= Tempo de execução em serial</text:span></text:p>
          </table:table-cell>
          <table:table-cell table:style-name="ce4" office:value-type="float" office:value="0.3558" calcext:value-type="float">
            <text:p>0,3558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7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N º CPU'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pan text:style-name="T1">T(p) </text:span><text:span text:style-name="T2">= Tempo de execução em paralelo</text:span></text:p>
          </table:table-cell>
          <table:table-cell table:style-name="ce4" office:value-type="float" office:value="0.1812" calcext:value-type="float">
            <text:p>0,1812</text:p>
          </table:table-cell>
          <table:table-cell table:style-name="ce4" office:value-type="float" office:value="0.1538" calcext:value-type="float">
            <text:p>0,1538</text:p>
          </table:table-cell>
          <table:table-cell table:style-name="ce4" office:value-type="float" office:value="0.2147" calcext:value-type="float">
            <text:p>0,2147</text:p>
          </table:table-cell>
          <table:table-cell table:style-name="ce4" office:value-type="float" office:value="0.192" calcext:value-type="float">
            <text:p>0,19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pan text:style-name="T1">S(p) </text:span><text:span text:style-name="T2">= Speed Up </text:span></text:p>
          </table:table-cell>
          <table:table-cell table:style-name="ce4" table:formula="of:=[.$B$1]/[.B4]" office:value-type="float" office:value="1.9635761589404" calcext:value-type="float">
            <text:p>1,9635761589404</text:p>
          </table:table-cell>
          <table:table-cell table:style-name="ce4" table:formula="of:=[.$B$1]/[.C4]" office:value-type="float" office:value="2.31339401820546" calcext:value-type="float">
            <text:p>2,31339401820546</text:p>
          </table:table-cell>
          <table:table-cell table:style-name="ce4" table:formula="of:=[.$B$1]/[.D4]" office:value-type="float" office:value="1.65719608756404" calcext:value-type="float">
            <text:p>1,65719608756404</text:p>
          </table:table-cell>
          <table:table-cell table:style-name="ce4" table:formula="of:=[.$B$1]/[.E4]" office:value-type="float" office:value="1.853125" calcext:value-type="float">
            <text:p>1,853125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<text:span text:style-name="T1">E(p) </text:span><text:span text:style-name="T2">= Eficiência</text:span></text:p>
          </table:table-cell>
          <table:table-cell table:style-name="ce4" table:formula="of:=[.B5]/[.B3]" office:value-type="float" office:value="0.981788079470199" calcext:value-type="float">
            <text:p>0,981788079470199</text:p>
          </table:table-cell>
          <table:table-cell table:style-name="ce4" table:formula="of:=[.C5]/[.C3]" office:value-type="float" office:value="0.578348504551365" calcext:value-type="float">
            <text:p>0,578348504551365</text:p>
          </table:table-cell>
          <table:table-cell table:style-name="ce4" table:formula="of:=[.D5]/[.D3]" office:value-type="float" office:value="0.207149510945505" calcext:value-type="float">
            <text:p>0,207149510945505</text:p>
          </table:table-cell>
          <table:table-cell table:style-name="ce4" table:formula="of:=[.E5]/[.E3]" office:value-type="float" office:value="0.1158203125" calcext:value-type="float">
            <text:p>0,1158203125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 table:number-columns-spanned="1" table:number-rows-spanned="3">
            <text:p>Processador Intel® Core™ i5-7200U </text:p>
            <text:p>Nº CPU = 2 </text:p>
            <text:p>Nº Threads = 4</text:p>
          </table:table-cell>
          <table:table-cell table:style-name="ce10" office:value-type="string" calcext:value-type="string" table:number-columns-spanned="1" table:number-rows-spanned="3">
            <text:p>SO</text:p>
            <text:p>UBUNTU 18.04</text:p>
          </table:table-cell>
          <table:table-cell table:number-columns-repeated="1022"/>
        </table:table-row>
        <table:table-row table:style-name="ro4">
          <table:covered-table-cell table:style-name="ce6" office:value-type="string" calcext:value-type="string">
            <text:p>Nº CPU = 2 </text:p>
          </table:covered-table-cell>
          <table:covered-table-cell table:style-name="ce10" office:value-type="string" calcext:value-type="string">
            <text:p>UBUNTU 18.04</text:p>
          </table:covered-table-cell>
          <table:table-cell table:number-columns-repeated="1022"/>
        </table:table-row>
        <table:table-row table:style-name="ro4">
          <table:covered-table-cell table:style-name="ce6" office:value-type="string" calcext:value-type="string">
            <text:p>Nº Threads = 4</text:p>
          </table:covered-table-cell>
          <table:covered-table-cell table:style-name="ce10"/>
          <table:table-cell table:number-columns-repeated="1022"/>
        </table:table-row>
        <table:table-row table:style-name="ro1">
          <table:table-cell table:style-name="ce1" office:value-type="string" calcext:value-type="string">
            <text:p>Quantidade de vértices</text:p>
          </table:table-cell>
          <table:table-cell table:style-name="ce5" office:value-type="float" office:value="512" calcext:value-type="float">
            <text:p>512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ntidade de arestas</text:p>
          </table:table-cell>
          <table:table-cell table:style-name="ce5" table:formula="of:=[.B10]*2" office:value-type="float" office:value="1024" calcext:value-type="float">
            <text:p>1.024,00</text:p>
          </table:table-cell>
          <table:table-cell table:number-columns-repeated="1022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1024-schedule(guided)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number-columns-repeated="1019" table:default-cell-style-name="ce3"/>
        <table:table-row table:style-name="ro1">
          <table:table-cell table:style-name="ce1" office:value-type="string" calcext:value-type="string">
            <text:p><text:span text:style-name="T1">T(1) </text:span><text:span text:style-name="T2">= Tempo de execução em serial</text:span></text:p>
          </table:table-cell>
          <table:table-cell table:style-name="ce4" office:value-type="float" office:value="2.6915" calcext:value-type="float">
            <text:p>2,6915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7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N º CPU'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pan text:style-name="T1">T(p) </text:span><text:span text:style-name="T2">= Tempo de execução em paralelo</text:span></text:p>
          </table:table-cell>
          <table:table-cell table:style-name="ce4" office:value-type="float" office:value="0.8968" calcext:value-type="float">
            <text:p>0,8968</text:p>
          </table:table-cell>
          <table:table-cell table:style-name="ce4" office:value-type="float" office:value="0.8607" calcext:value-type="float">
            <text:p>0,8607</text:p>
          </table:table-cell>
          <table:table-cell table:style-name="ce4" office:value-type="float" office:value="1.0125" calcext:value-type="float">
            <text:p>1,0125</text:p>
          </table:table-cell>
          <table:table-cell table:style-name="ce4" office:value-type="float" office:value="0.9651" calcext:value-type="float">
            <text:p>0,965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pan text:style-name="T1">S(p) </text:span><text:span text:style-name="T2">= Speed Up </text:span></text:p>
          </table:table-cell>
          <table:table-cell table:style-name="ce4" table:formula="of:=[.$B$1]/[.B4]" office:value-type="float" office:value="3.00122658340767" calcext:value-type="float">
            <text:p>3,00122658340767</text:p>
          </table:table-cell>
          <table:table-cell table:style-name="ce4" table:formula="of:=[.$B$1]/[.C4]" office:value-type="float" office:value="3.1271058440804" calcext:value-type="float">
            <text:p>3,1271058440804</text:p>
          </table:table-cell>
          <table:table-cell table:style-name="ce4" table:formula="of:=[.$B$1]/[.D4]" office:value-type="float" office:value="2.65827160493827" calcext:value-type="float">
            <text:p>2,65827160493827</text:p>
          </table:table-cell>
          <table:table-cell table:style-name="ce4" table:formula="of:=[.$B$1]/[.E4]" office:value-type="float" office:value="2.78883017303906" calcext:value-type="float">
            <text:p>2,78883017303906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<text:span text:style-name="T1">E(p) </text:span><text:span text:style-name="T2">= Eficiência</text:span></text:p>
          </table:table-cell>
          <table:table-cell table:style-name="ce4" table:formula="of:=[.B5]/[.B3]" office:value-type="float" office:value="1.50061329170384" calcext:value-type="float">
            <text:p>1,50061329170384</text:p>
          </table:table-cell>
          <table:table-cell table:style-name="ce4" table:formula="of:=[.C5]/[.C3]" office:value-type="float" office:value="0.7817764610201" calcext:value-type="float">
            <text:p>0,7817764610201</text:p>
          </table:table-cell>
          <table:table-cell table:style-name="ce4" table:formula="of:=[.D5]/[.D3]" office:value-type="float" office:value="0.332283950617284" calcext:value-type="float">
            <text:p>0,332283950617284</text:p>
          </table:table-cell>
          <table:table-cell table:style-name="ce4" table:formula="of:=[.E5]/[.E3]" office:value-type="float" office:value="0.174301885814941" calcext:value-type="float">
            <text:p>0,174301885814941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 table:number-columns-spanned="1" table:number-rows-spanned="3">
            <text:p>Processador Intel® Core™ i5-7200U </text:p>
            <text:p>Nº CPU = 2 </text:p>
            <text:p>Nº Threads = 4</text:p>
          </table:table-cell>
          <table:table-cell table:style-name="ce10" office:value-type="string" calcext:value-type="string" table:number-columns-spanned="1" table:number-rows-spanned="3">
            <text:p>SO</text:p>
            <text:p>UBUNTU 18.04</text:p>
          </table:table-cell>
          <table:table-cell table:number-columns-repeated="1022"/>
        </table:table-row>
        <table:table-row table:style-name="ro4">
          <table:covered-table-cell table:style-name="ce6" office:value-type="string" calcext:value-type="string">
            <text:p>Nº CPU = 2 </text:p>
          </table:covered-table-cell>
          <table:covered-table-cell table:style-name="ce10" office:value-type="string" calcext:value-type="string">
            <text:p>UBUNTU 18.04</text:p>
          </table:covered-table-cell>
          <table:table-cell table:number-columns-repeated="1022"/>
        </table:table-row>
        <table:table-row table:style-name="ro4">
          <table:covered-table-cell table:style-name="ce6" office:value-type="string" calcext:value-type="string">
            <text:p>Nº Threads = 4</text:p>
          </table:covered-table-cell>
          <table:covered-table-cell table:style-name="ce10"/>
          <table:table-cell table:number-columns-repeated="1022"/>
        </table:table-row>
        <table:table-row table:style-name="ro1">
          <table:table-cell table:style-name="ce1" office:value-type="string" calcext:value-type="string">
            <text:p>Quantidade de vértices</text:p>
          </table:table-cell>
          <table:table-cell table:style-name="ce5" office:value-type="float" office:value="1024" calcext:value-type="float">
            <text:p>1.024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ntidade de arestas</text:p>
          </table:table-cell>
          <table:table-cell table:style-name="ce5" table:formula="of:=[.B10]*2" office:value-type="float" office:value="2048" calcext:value-type="float">
            <text:p>2.048,00</text:p>
          </table:table-cell>
          <table:table-cell table:number-columns-repeated="1022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2048-schedule(guided)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number-columns-repeated="1019" table:default-cell-style-name="ce3"/>
        <table:table-row table:style-name="ro1">
          <table:table-cell table:style-name="ce1" office:value-type="string" calcext:value-type="string">
            <text:p><text:span text:style-name="T1">T(1) </text:span><text:span text:style-name="T2">= Tempo de execução em serial</text:span></text:p>
          </table:table-cell>
          <table:table-cell table:style-name="ce4" office:value-type="float" office:value="20.3267" calcext:value-type="float">
            <text:p>20,3267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7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N º CPU'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pan text:style-name="T1">T(p) </text:span><text:span text:style-name="T2">= Tempo de execução em paralelo</text:span></text:p>
          </table:table-cell>
          <table:table-cell table:style-name="ce4" office:value-type="float" office:value="10.4016" calcext:value-type="float">
            <text:p>10,4016</text:p>
          </table:table-cell>
          <table:table-cell table:style-name="ce4" office:value-type="float" office:value="6.5941" calcext:value-type="float">
            <text:p>6,5941</text:p>
          </table:table-cell>
          <table:table-cell table:style-name="ce4" office:value-type="float" office:value="7.2029" calcext:value-type="float">
            <text:p>7,2029</text:p>
          </table:table-cell>
          <table:table-cell table:style-name="ce4" office:value-type="float" office:value="7.3557" calcext:value-type="float">
            <text:p>7,355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pan text:style-name="T1">S(p) </text:span><text:span text:style-name="T2">= Speed Up </text:span></text:p>
          </table:table-cell>
          <table:table-cell table:style-name="ce4" table:formula="of:=[.$B$1]/[.B4]" office:value-type="float" office:value="1.95418974003999" calcext:value-type="float">
            <text:p>1,95418974003999</text:p>
          </table:table-cell>
          <table:table-cell table:style-name="ce4" table:formula="of:=[.$B$1]/[.C4]" office:value-type="float" office:value="3.08255865091521" calcext:value-type="float">
            <text:p>3,08255865091521</text:p>
          </table:table-cell>
          <table:table-cell table:style-name="ce4" table:formula="of:=[.$B$1]/[.D4]" office:value-type="float" office:value="2.82201613239112" calcext:value-type="float">
            <text:p>2,82201613239112</text:p>
          </table:table-cell>
          <table:table-cell table:style-name="ce4" table:formula="of:=[.$B$1]/[.E4]" office:value-type="float" office:value="2.76339437443071" calcext:value-type="float">
            <text:p>2,76339437443071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<text:span text:style-name="T1">E(p) </text:span><text:span text:style-name="T2">= Eficiência</text:span></text:p>
          </table:table-cell>
          <table:table-cell table:style-name="ce4" table:formula="of:=[.B5]/[.B3]" office:value-type="float" office:value="0.977094870019997" calcext:value-type="float">
            <text:p>0,977094870019997</text:p>
          </table:table-cell>
          <table:table-cell table:style-name="ce4" table:formula="of:=[.C5]/[.C3]" office:value-type="float" office:value="0.770639662728803" calcext:value-type="float">
            <text:p>0,770639662728803</text:p>
          </table:table-cell>
          <table:table-cell table:style-name="ce4" table:formula="of:=[.D5]/[.D3]" office:value-type="float" office:value="0.35275201654889" calcext:value-type="float">
            <text:p>0,35275201654889</text:p>
          </table:table-cell>
          <table:table-cell table:style-name="ce4" table:formula="of:=[.E5]/[.E3]" office:value-type="float" office:value="0.17271214840192" calcext:value-type="float">
            <text:p>0,17271214840192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 table:number-columns-spanned="1" table:number-rows-spanned="3">
            <text:p>Processador Intel® Core™ i5-7200U </text:p>
            <text:p>Nº CPU = 2 </text:p>
            <text:p>Nº Threads = 4</text:p>
          </table:table-cell>
          <table:table-cell table:style-name="ce10" office:value-type="string" calcext:value-type="string" table:number-columns-spanned="1" table:number-rows-spanned="3">
            <text:p>SO</text:p>
            <text:p>UBUNTU 18.04</text:p>
          </table:table-cell>
          <table:table-cell table:number-columns-repeated="1022"/>
        </table:table-row>
        <table:table-row table:style-name="ro4">
          <table:covered-table-cell table:style-name="ce6" office:value-type="string" calcext:value-type="string">
            <text:p>Nº CPU = 2 </text:p>
          </table:covered-table-cell>
          <table:covered-table-cell table:style-name="ce10" office:value-type="string" calcext:value-type="string">
            <text:p>UBUNTU 18.04</text:p>
          </table:covered-table-cell>
          <table:table-cell table:number-columns-repeated="1022"/>
        </table:table-row>
        <table:table-row table:style-name="ro4">
          <table:covered-table-cell table:style-name="ce6" office:value-type="string" calcext:value-type="string">
            <text:p>Nº Threads = 4</text:p>
          </table:covered-table-cell>
          <table:covered-table-cell table:style-name="ce10"/>
          <table:table-cell table:number-columns-repeated="1022"/>
        </table:table-row>
        <table:table-row table:style-name="ro1">
          <table:table-cell table:style-name="ce1" office:value-type="string" calcext:value-type="string">
            <text:p>Quantidade de vértices</text:p>
          </table:table-cell>
          <table:table-cell table:style-name="ce5" office:value-type="float" office:value="2048" calcext:value-type="float">
            <text:p>2.048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ntidade de arestas</text:p>
          </table:table-cell>
          <table:table-cell table:style-name="ce5" table:formula="of:=[.B10]*2" office:value-type="float" office:value="4096" calcext:value-type="float">
            <text:p>4.096,00</text:p>
          </table:table-cell>
          <table:table-cell table:number-columns-repeated="1022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 style:data-style-name="N2" text:time-value="14:57:50.20625100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rodutoInternoVetores" style:display-name="PageStyle_produtoInternoVet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ltiplicaçãoMatrizes" style:display-name="PageStyle_multiplicaçãoMatriz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rizDerivadaParcial" style:display-name="PageStyle_matrizDerivadaParci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20:31:30</meta:creation-date>
    <meta:initial-creator>Vinicius</meta:initial-creator>
    <dc:language>pt-BR</dc:language>
    <dc:date>2019-12-10T15:12:45.442362234</dc:date>
    <meta:editing-cycles>7</meta:editing-cycles>
    <meta:editing-duration>PT8H23M21S</meta:editing-duration>
    <meta:generator>LibreOffice/6.0.7.3$Linux_X86_64 LibreOffice_project/00m0$Build-3</meta:generator>
    <meta:document-statistic meta:table-count="9" meta:cell-count="27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